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Tahoma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1" fo:font-size="11.25pt" fo:letter-spacing="normal" fo:font-style="normal" fo:font-weight="normal"/>
    </style:style>
    <style:style style:name="T1" style:family="text">
      <style:text-properties fo:font-variant="normal" fo:text-transform="none" fo:color="#333333" style:font-name="Arial1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1">ООО "АРТ ПРОКАТ"</text:span></text:p>
      <text:p text:style-name="P2">адрес: г. Саратов, ул. Огородная, д 162.<text:line-break/>ИНН/КПП 6451007754/645101001<text:line-break/>ОГРН 1156451020990 тел +79271146186<text:line-break/>р/с 40702810029130000467 в Филиал «Нижегородский»<text:line-break/>АО «АЛЬФА-БАНК» БИК 042202824 кор счет<text:line-break/>№30101810200000000824 в ВОЛГО-ВЯТСКОЕ ГУ БАНКА РОССИИ.<text:line-break/><text:line-break/>Директор Жиляков Александр Юрьевич, действует на основании устав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Tahoma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3</meta:editing-cycles>
    <meta:generator>OpenOffice/4.1.1$Win32 OpenOffice.org_project/411m6$Build-9775</meta:generator>
    <dc:date>2020-02-18T09:40:27.64</dc:date>
    <meta:document-statistic meta:table-count="0" meta:image-count="0" meta:object-count="0" meta:page-count="1" meta:paragraph-count="2" meta:word-count="41" meta:character-count="334"/>
    <dc:creator>Михаил Кашковский</dc:creator>
    <meta:user-defined meta:name="Info 1"/>
    <meta:user-defined meta:name="Info 2"/>
    <meta:user-defined meta:name="Info 3"/>
    <meta:user-defined meta:name="Info 4"/>
  </office:meta>
</office:document-meta>
</file>